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23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30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P1" style:family="paragraph">
      <style:paragraph-properties fo:line-height="100.00%" fo:text-align="center" fo:margin-left="49.65pt" fo:text-indent="-49.65pt" fo:margin-top="4.00pt"/>
    </style:style>
    <style:style style:name="P2" style:family="paragraph">
      <style:paragraph-properties fo:line-height="100.00%" fo:text-align="justify" fo:margin-left="28.05pt" fo:text-indent="-28.05pt" fo:margin-top="12.00pt"/>
    </style:style>
    <style:style style:name="P3" style:family="paragraph">
      <style:paragraph-properties fo:line-height="100.00%" fo:text-align="justify" fo:margin-left="28.05pt" fo:text-indent="-28.05pt" fo:margin-top="6.00p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5" style:family="paragraph">
      <style:paragraph-properties fo:line-height="100.00%" fo:text-align="center" fo:margin-left="28.00pt" fo:text-indent="-28.00pt" fo:margin-top="6.00pt"/>
    </style:style>
    <style:style style:name="P6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7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8" style:family="paragraph">
      <style:paragraph-properties fo:line-height="100.00%" fo:text-align="left" fo:margin-left="28.00pt" fo:text-indent="-28.00pt" fo:margin-top="6.00pt"/>
    </style:style>
    <style:style style:name="P9" style:family="paragraph">
      <style:paragraph-properties fo:line-height="100.00%" fo:text-align="left" fo:margin-top="6.00pt"/>
    </style:style>
    <style:style style:name="P10" style:family="paragraph">
      <style:paragraph-properties fo:line-height="100.00%" fo:text-align="left" fo:margin-left="28.00pt" fo:text-indent="-28.00pt" fo:margin-top="6.00pt"/>
    </style:style>
    <style:style style:name="P11" style:family="paragraph">
      <style:paragraph-properties fo:line-height="100.00%" fo:text-align="left" fo:margin-top="6.00pt"/>
    </style:style>
    <style:style style:name="P12" style:family="paragraph">
      <style:paragraph-properties fo:line-height="100.00%" fo:text-align="left" fo:margin-left="28.00pt" fo:text-indent="-28.00pt" fo:margin-top="6.00pt"/>
    </style:style>
    <style:style style:name="P13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14" style:family="paragraph">
      <style:paragraph-properties fo:line-height="100.00%" fo:text-align="justify" fo:margin-left="28.00pt" fo:text-indent="-28.00pt" fo:margin-top="6.00pt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16" style:family="paragraph">
      <style:paragraph-properties fo:line-height="100.00%" fo:text-align="center" fo:margin-left="28.00pt" fo:text-indent="-28.00pt" fo:margin-top="6.00pt"/>
    </style:style>
    <style:style style:name="P17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18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19" style:family="paragraph">
      <style:paragraph-properties fo:line-height="100.00%" fo:text-align="left" fo:margin-left="28.00pt" fo:text-indent="-28.00pt" fo:margin-top="6.00pt"/>
    </style:style>
    <style:style style:name="P20" style:family="paragraph">
      <style:paragraph-properties fo:line-height="100.00%" fo:text-align="left" fo:margin-top="6.00pt"/>
    </style:style>
    <style:style style:name="P21" style:family="paragraph">
      <style:paragraph-properties fo:line-height="100.00%" fo:text-align="left" fo:margin-left="28.00pt" fo:text-indent="-28.00pt" fo:margin-top="6.00pt"/>
    </style:style>
    <style:style style:name="P22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23" style:family="paragraph">
      <style:paragraph-properties fo:line-height="100.00%" fo:text-align="justify" fo:margin-left="28.00pt" fo:text-indent="-28.00pt" fo:margin-top="6.00pt"/>
    </style:style>
    <style:style style:name="P24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25" style:family="paragraph">
      <style:paragraph-properties fo:line-height="100.00%" fo:text-align="center" fo:margin-left="28.00pt" fo:text-indent="-28.00pt" fo:margin-top="6.00pt"/>
    </style:style>
    <style:style style:name="P26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27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28" style:family="paragraph">
      <style:paragraph-properties fo:line-height="100.00%" fo:text-align="left" fo:margin-left="28.00pt" fo:text-indent="-28.00pt" fo:margin-top="6.00pt"/>
    </style:style>
    <style:style style:name="P29" style:family="paragraph">
      <style:paragraph-properties fo:line-height="100.00%" fo:text-align="left" fo:margin-left="28.00pt" fo:text-indent="-28.00pt" fo:margin-top="6.00pt"/>
    </style:style>
    <style:style style:name="P30" style:family="paragraph">
      <style:paragraph-properties fo:line-height="100.00%" fo:text-align="left" fo:margin-top="6.00pt"/>
    </style:style>
    <style:style style:name="P31" style:family="paragraph">
      <style:paragraph-properties fo:line-height="100.00%" fo:text-align="left" fo:margin-left="28.00pt" fo:text-indent="-28.00pt" fo:margin-top="6.00pt"/>
    </style:style>
    <style:style style:name="P32" style:family="paragraph">
      <style:paragraph-properties fo:line-height="100.00%" fo:text-align="left" fo:margin-top="6.00pt"/>
    </style:style>
    <style:style style:name="P33" style:family="paragraph">
      <style:paragraph-properties fo:line-height="100.00%" fo:text-align="left" fo:margin-left="28.00pt" fo:text-indent="-28.00pt" fo:margin-top="6.00pt"/>
    </style:style>
    <style:style style:name="P34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35" style:family="paragraph">
      <style:paragraph-properties fo:line-height="100.00%" fo:text-align="justify" fo:margin-left="28.00pt" fo:text-indent="-28.00pt" fo:margin-top="6.00pt"/>
    </style:style>
    <style:style style:name="P36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37" style:family="paragraph">
      <style:paragraph-properties fo:line-height="100.00%" fo:text-align="center" fo:margin-left="28.00pt" fo:text-indent="-28.00pt" fo:margin-top="6.00pt"/>
    </style:style>
    <style:style style:name="P38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39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40" style:family="paragraph">
      <style:paragraph-properties fo:line-height="100.00%" fo:text-align="left" fo:margin-left="28.00pt" fo:text-indent="-28.00pt" fo:margin-top="6.00pt"/>
    </style:style>
    <style:style style:name="P41" style:family="paragraph">
      <style:paragraph-properties fo:line-height="100.00%" fo:text-align="left" fo:margin-left="28.00pt" fo:text-indent="-28.00pt" fo:margin-top="6.00pt"/>
    </style:style>
    <style:style style:name="P42" style:family="paragraph">
      <style:paragraph-properties fo:line-height="100.00%" fo:text-align="left" fo:margin-top="6.00pt"/>
    </style:style>
    <style:style style:name="P43" style:family="paragraph">
      <style:paragraph-properties fo:line-height="100.00%" fo:text-align="left" fo:margin-left="28.00pt" fo:text-indent="-28.00pt" fo:margin-top="6.00pt"/>
    </style:style>
    <style:style style:name="P44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45" style:family="paragraph">
      <style:paragraph-properties fo:line-height="100.00%" fo:text-align="justify" fo:margin-left="28.00pt" fo:text-indent="-28.00pt" fo:margin-top="6.00pt"/>
    </style:style>
    <style:style style:name="P46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47" style:family="paragraph">
      <style:paragraph-properties fo:line-height="100.00%" fo:text-align="center" fo:margin-left="28.00pt" fo:text-indent="-28.00pt" fo:margin-top="6.00pt"/>
    </style:style>
    <style:style style:name="P48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49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50" style:family="paragraph">
      <style:paragraph-properties fo:line-height="100.00%" fo:text-align="left" fo:margin-left="28.00pt" fo:text-indent="-28.00pt" fo:margin-top="6.00pt"/>
    </style:style>
    <style:style style:name="P51" style:family="paragraph">
      <style:paragraph-properties fo:line-height="100.00%" fo:text-align="left" fo:margin-top="6.00pt"/>
    </style:style>
    <style:style style:name="P52" style:family="paragraph">
      <style:paragraph-properties fo:line-height="100.00%" fo:text-align="left" fo:margin-left="28.00pt" fo:text-indent="-28.00pt" fo:margin-top="6.00pt"/>
    </style:style>
    <style:style style:name="P53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54" style:family="paragraph">
      <style:paragraph-properties fo:line-height="100.00%" fo:text-align="justify" fo:margin-left="28.00pt" fo:text-indent="-28.00pt" fo:margin-top="6.00pt"/>
    </style:style>
    <style:style style:name="TableColumn0100" style:family="table-column">
      <style:table-column-properties style:column-width="6.300000in"/>
    </style:style>
    <style:style style:name="Table01" style:family="table">
      <style:table-properties style:width="6.300000in" fo:margin-left="0.000000in" style:writing-mode="lr" table:align="left" style:may-break-between-rows="true"/>
    </style:style>
    <style:style style:name="TableRow0100" style:family="table-row">
      <style:table-row-properties style:min-row-height="0.268056in"/>
    </style:style>
    <style:style style:name="TableCell0100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Row0101" style:family="table-row">
      <style:table-row-properties style:min-row-height="0.634722in"/>
    </style:style>
    <style:style style:name="TableCell0101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Column0200" style:family="table-column">
      <style:table-column-properties style:column-width="6.300000in"/>
    </style:style>
    <style:style style:name="Table02" style:family="table">
      <style:table-properties style:width="6.300000in" fo:margin-left="0.000000in" style:writing-mode="lr" table:align="left" style:may-break-between-rows="true"/>
    </style:style>
    <style:style style:name="TableRow0200" style:family="table-row">
      <style:table-row-properties style:min-row-height="0.268056in"/>
    </style:style>
    <style:style style:name="TableCell0200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Row0201" style:family="table-row">
      <style:table-row-properties style:min-row-height="0.634722in"/>
    </style:style>
    <style:style style:name="TableCell0201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Column0300" style:family="table-column">
      <style:table-column-properties style:column-width="6.300000in"/>
    </style:style>
    <style:style style:name="Table03" style:family="table">
      <style:table-properties style:width="6.300000in" fo:margin-left="0.000000in" style:writing-mode="lr" table:align="left" style:may-break-between-rows="true"/>
    </style:style>
    <style:style style:name="TableRow0300" style:family="table-row">
      <style:table-row-properties style:min-row-height="0.268056in"/>
    </style:style>
    <style:style style:name="TableCell0300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Row0301" style:family="table-row">
      <style:table-row-properties style:min-row-height="0.634722in"/>
    </style:style>
    <style:style style:name="TableCell0301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Column0400" style:family="table-column">
      <style:table-column-properties style:column-width="6.300000in"/>
    </style:style>
    <style:style style:name="Table04" style:family="table">
      <style:table-properties style:width="6.300000in" fo:margin-left="0.000000in" style:writing-mode="lr" table:align="left" style:may-break-between-rows="true"/>
    </style:style>
    <style:style style:name="TableRow0400" style:family="table-row">
      <style:table-row-properties style:min-row-height="0.268056in"/>
    </style:style>
    <style:style style:name="TableCell0400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Row0401" style:family="table-row">
      <style:table-row-properties style:min-row-height="0.634722in"/>
    </style:style>
    <style:style style:name="TableCell0401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Column0500" style:family="table-column">
      <style:table-column-properties style:column-width="6.300000in"/>
    </style:style>
    <style:style style:name="Table05" style:family="table">
      <style:table-properties style:width="6.300000in" fo:margin-left="0.000000in" style:writing-mode="lr" table:align="left" style:may-break-between-rows="true"/>
    </style:style>
    <style:style style:name="TableRow0500" style:family="table-row">
      <style:table-row-properties style:min-row-height="0.268056in"/>
    </style:style>
    <style:style style:name="TableCell0500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Row0501" style:family="table-row">
      <style:table-row-properties style:min-row-height="0.634722in"/>
    </style:style>
    <style:style style:name="TableCell0501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</office:automatic-styles>
  <office:body>
    <office:text>
      <text:p text:style-name="P1"><text:span text:style-name="T1">Verification document</text:span></text:p>
      <text:p text:style-name="P2"><text:span text:style-name="T2">Program or utility to verify:</text:span><text:span text:style-name="T3"><text:s/>rm</text:span></text:p>
      <text:p text:style-name="P3"><text:span text:style-name="T4">Author(s) of the program:</text:span><text:span text:style-name="T5"><text:s/>Jon Rubio</text:span></text:p>
      <text:p text:style-name="P3"><text:span text:style-name="T6">Author(s) of the verification document:</text:span><text:span text:style-name="T7"><text:s/>Jon Rubio</text:span></text:p>
      <text:p text:style-name="P3"><text:span text:style-name="T8">Author(s) of the verification:</text:span><text:span text:style-name="T9"><text:s/>Jon Rubio</text:span></text:p>
      <text:p text:style-name="P3"><text:span text:style-name="T10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5"><text:span text:style-name="T11">1</text:span><text:span text:style-name="T12">st</text:span><text:span text:style-name="T13">verification case</text:span><text:span text:style-name="T14"/></text:p>
          </table:table-cell>
        </table:table-row>
        <table:table-row table:style-name="TableRow0101">
          <table:table-cell table:style-name="TableCell010100">
            <text:p text:style-name="P8"><text:span text:style-name="T15">Objective</text:span><text:span text:style-name="T16">: be able to remove or delete files that are inside the game. Currenty in the "Home" directory. Here we proves with wrong structure.</text:span></text:p>
            <text:p text:style-name="P8"><text:span text:style-name="T17">Input</text:span><text:span text:style-name="T18">: rm</text:span></text:p>
            <text:p text:style-name="P9"><text:span text:style-name="T19">Previewed output</text:span><text:span text:style-name="T20">:</text:span></text:p>
            <text:p text:style-name="P9"><text:span text:style-name="T21">The console it's going to print like a warning message explaining what do you need to works well (</text:span><text:span text:style-name="T22">rm: missing operand</text:span><text:span text:style-name="T23">).</text:span><text:span text:style-name="T24"/></text:p>
            <text:p text:style-name="P10"><text:span text:style-name="T25">Verification output</text:span><text:span text:style-name="T26">: </text:span></text:p>
            <text:p text:style-name="P11"><text:span text:style-name="T27">The program prints a warning mesage<text:s/></text:span><text:span text:style-name="T28">(</text:span><text:span text:style-name="T29">rm: missing operand</text:span><text:span text:style-name="T30">).</text:span><text:span text:style-name="T31"/></text:p>
            <text:p text:style-name="P12"><text:span text:style-name="T32">Explanation</text:span><text:span text:style-name="T33">: </text:span></text:p>
            <text:p text:style-name="P12"><text:span text:style-name="T34">In that case, it's not going to work because you need to say what file or directory wanna remove.</text:span><text:span text:style-name="T35"/></text:p>
          </table:table-cell>
        </table:table-row>
      </table:table>
      <text:p text:style-name="P14"><text:span text:style-name="T35"/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16"><text:span text:style-name="T36">2</text:span><text:span text:style-name="T37">nd</text:span><text:span text:style-name="T38">verification case</text:span><text:span text:style-name="T39"/></text:p>
          </table:table-cell>
        </table:table-row>
        <table:table-row table:style-name="TableRow0201">
          <table:table-cell table:style-name="TableCell020100">
            <text:p text:style-name="P19"><text:span text:style-name="T40">Objective</text:span><text:span text:style-name="T41">:<text:s/></text:span><text:span text:style-name="T42">be able to remove or delete files that are inside the game. Currenty in the "Home" directory.</text:span><text:span text:style-name="T43"/></text:p>
            <text:p text:style-name="P19"><text:span text:style-name="T44">Input</text:span><text:span text:style-name="T45">: rm bed</text:span></text:p>
            <text:p text:style-name="P20"><text:span text:style-name="T46">Previewed output</text:span><text:span text:style-name="T47">:</text:span></text:p>
            <text:p text:style-name="P20"><text:span text:style-name="T48">The item "bed" should be deleted.</text:span></text:p>
            <text:p text:style-name="P21"><text:span text:style-name="T49">Verification output</text:span><text:span text:style-name="T50">: </text:span></text:p>
            <text:p text:style-name="P21"><text:span text:style-name="T51">The item has been deleted.</text:span></text:p>
            <text:p text:style-name="P21"><text:span text:style-name="T52">Explanation</text:span><text:span text:style-name="T53">: </text:span></text:p>
            <text:p text:style-name="P21"><text:span text:style-name="T54">It's correct structure and avaliable item, so deletes.</text:span></text:p>
          </table:table-cell>
        </table:table-row>
      </table:table>
      <text:p text:style-name="P23"><text:span text:style-name="T54"/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25"><text:span text:style-name="T55">3</text:span><text:span text:style-name="T56">rd</text:span><text:span text:style-name="T57">verification case</text:span><text:span text:style-name="T58"/></text:p>
          </table:table-cell>
        </table:table-row>
        <table:table-row table:style-name="TableRow0301">
          <table:table-cell table:style-name="TableCell030100">
            <text:p text:style-name="P28"><text:span text:style-name="T59">Objective</text:span><text:span text:style-name="T60">:<text:s/></text:span><text:span text:style-name="T61">: be able to remove or delete files that are inside the game. Currenty in the "Home" directory. Here an item that not exits, to prove.</text:span><text:span text:style-name="T62"/></text:p>
            <text:p text:style-name="P29"><text:span text:style-name="T63">Input</text:span><text:span text:style-name="T64">: rm TestFile</text:span></text:p>
            <text:p text:style-name="P30"><text:span text:style-name="T65">Previewed output</text:span><text:span text:style-name="T66">:</text:span></text:p>
            <text:p text:style-name="P30"><text:span text:style-name="T67">The console should print an error (</text:span><text:span text:style-name="T68">No such file or directory).</text:span><text:span text:style-name="T69"/></text:p>
            <text:p text:style-name="P31"><text:span text:style-name="T70">Verification output</text:span><text:span text:style-name="T71">: </text:span></text:p>
            <text:p text:style-name="P32"><text:span text:style-name="T72">The program prints the error (</text:span><text:span text:style-name="T73">No such file or directory).</text:span><text:span text:style-name="T74"/></text:p>
            <text:p text:style-name="P33"><text:span text:style-name="T75">Explanation</text:span><text:span text:style-name="T76">: </text:span></text:p>
            <text:p text:style-name="P33"><text:span text:style-name="T77">It doesn't exist the item, so thats why it prints an error.</text:span></text:p>
          </table:table-cell>
        </table:table-row>
      </table:table>
      <text:p text:style-name="P35"><text:span text:style-name="T78">Add as many cases as you need.</text:span></text:p>
      <text:p text:style-name="P35"><text:span text:style-name="T79"/></text:p>
      <table:table table:style-name="Table04">
        <table:table-column table:style-name="TableColumn0400"/>
        <table:table-row table:style-name="TableRow0400">
          <table:table-cell table:style-name="TableCell040000">
            <text:p text:style-name="P37"><text:span text:style-name="T80">4</text:span><text:span text:style-name="T81">rd</text:span><text:span text:style-name="T82">verification case</text:span><text:span text:style-name="T83"/></text:p>
          </table:table-cell>
        </table:table-row>
        <table:table-row table:style-name="TableRow0401">
          <table:table-cell table:style-name="TableCell040100">
            <text:p text:style-name="P40"><text:span text:style-name="T84">Objective</text:span><text:span text:style-name="T85">:<text:s/></text:span><text:span text:style-name="T86">: be able to remove or delete files that are inside the game. Currenty in the "Home" directory. Here we prove removing a directory.</text:span><text:span text:style-name="T87"/></text:p>
            <text:p text:style-name="P41"><text:span text:style-name="T88">Input</text:span><text:span text:style-name="T89">: rm Valley</text:span></text:p>
            <text:p text:style-name="P42"><text:span text:style-name="T90">Previewed output</text:span><text:span text:style-name="T91">:</text:span></text:p>
            <text:p text:style-name="P42"><text:span text:style-name="T92">The console should print an error (</text:span><text:span text:style-name="T93">No such file or directory).</text:span><text:span text:style-name="T94"/></text:p>
            <text:p text:style-name="P43"><text:span text:style-name="T95">Verification output</text:span><text:span text:style-name="T96">: </text:span></text:p>
            <text:p text:style-name="P43"><text:span text:style-name="T97">The program prints the error (</text:span><text:span text:style-name="T98">No such file or directory).</text:span><text:span text:style-name="T99"/></text:p>
            <text:p text:style-name="P43"><text:span text:style-name="T100">Explanation</text:span><text:span text:style-name="T101">: </text:span></text:p>
            <text:p text:style-name="P43"><text:span text:style-name="T102">Expected behavior, it shouldn't let you delete directories.</text:span></text:p>
          </table:table-cell>
        </table:table-row>
      </table:table>
      <text:p text:style-name="P45"><text:span text:style-name="T103">Add as many cases as you need.</text:span></text:p>
      <text:p text:style-name="P45"><text:span text:style-name="T104"/></text:p>
      <text:p text:style-name="P45"><text:span text:style-name="T104"/></text:p>
      <table:table table:style-name="Table05">
        <table:table-column table:style-name="TableColumn0500"/>
        <table:table-row table:style-name="TableRow0500">
          <table:table-cell table:style-name="TableCell050000">
            <text:p text:style-name="P47"><text:span text:style-name="T105">Missing verification cases by the verifiers</text:span><text:span text:style-name="T106"/></text:p>
          </table:table-cell>
        </table:table-row>
        <table:table-row table:style-name="TableRow0501">
          <table:table-cell table:style-name="TableCell050100">
            <text:p text:style-name="P50"><text:span text:style-name="T107">Objective</text:span><text:span text:style-name="T108">:</text:span></text:p>
            <text:p text:style-name="P50"><text:span text:style-name="T109">Input</text:span><text:span text:style-name="T110">: </text:span></text:p>
            <text:p text:style-name="P51"><text:span text:style-name="T111">Previewed output</text:span><text:span text:style-name="T112">:</text:span></text:p>
            <text:p text:style-name="P51"><text:span text:style-name="T113"/></text:p>
            <text:p text:style-name="P52"><text:span text:style-name="T114">Verification output</text:span><text:span text:style-name="T115">: </text:span></text:p>
            <text:p text:style-name="P52"><text:span text:style-name="T116"/></text:p>
            <text:p text:style-name="P52"><text:span text:style-name="T117">Explanation:<text:s/></text:span><text:span text:style-name="T118"/></text:p>
          </table:table-cell>
        </table:table-row>
      </table:table>
      <text:p text:style-name="P54"><text:span text:style-name="T119">Add as many cases as you need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